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1fb998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fb998" officeooo:paragraph-rsid="001fb998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1fd5de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paragraph-rsid="00272d6d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paragraph-rsid="002a4850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list-style-name="L7"/>
    <style:style style:name="T1" style:family="text">
      <style:text-properties officeooo:rsid="001fb998"/>
    </style:style>
    <style:style style:name="T2" style:family="text">
      <style:text-properties officeooo:rsid="001fd5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d5de" style:font-weight-asian="normal" style:font-weight-complex="normal"/>
    </style:style>
    <style:style style:name="T5" style:family="text">
      <style:text-properties officeooo:rsid="00211658"/>
    </style:style>
    <style:style style:name="T6" style:family="text">
      <style:text-properties officeooo:rsid="0022b803"/>
    </style:style>
    <style:style style:name="T7" style:family="text">
      <style:text-properties officeooo:rsid="00248b6b"/>
    </style:style>
    <style:style style:name="T8" style:family="text">
      <style:text-properties officeooo:rsid="002551d0"/>
    </style:style>
    <style:style style:name="T9" style:family="text">
      <style:text-properties officeooo:rsid="00272d6d"/>
    </style:style>
    <style:style style:name="T10" style:family="text">
      <style:text-properties officeooo:rsid="0027a803"/>
    </style:style>
    <style:style style:name="T11" style:family="text">
      <style:text-properties officeooo:rsid="00282478"/>
    </style:style>
    <style:style style:name="T12" style:family="text">
      <style:text-properties officeooo:rsid="002a4850"/>
    </style:style>
    <style:style style:name="T13" style:family="text">
      <style:text-properties officeooo:rsid="002b92ea"/>
    </style:style>
    <style:style style:name="T14" style:family="text">
      <style:text-properties officeooo:rsid="002c1a9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Étape 1 : Retracer l’origine de l’État-providence</text:span></text:h>
      <text:list xml:id="list3144246110" text:style-name="L1">
        <text:list-header>
          <text:p text:style-name="P4"><text:span text:style-name="Strong_20_Emphasis">1898 :</text:span><text:span text:style-name="Strong_20_Emphasis"><text:span text:style-name="T3"> </text:span></text:span><text:span text:style-name="Strong_20_Emphasis"><text:span text:style-name="T4">première </text:span></text:span><text:span text:style-name="T3"><text:s/>Loi sur le</text:span>s accidents du travail, <text:span text:style-name="T2">c’est la <text:s/></text:span>première reconnaissance légale des responsabilités liées aux accidents subis par les ouvriers <text:s/>Cette loi marque une étape clé dans la protection des travailleurs, un des premiers piliers de l'État-providence moderne.</text:p>
          <text:p text:style-name="P4"><text:span text:style-name="Strong_20_Emphasis">1945 :</text:span> <text:span text:style-name="T2">création de l’o</text:span>rdonnance créant la Sécurité sociale, système permettant une couverture généralisée des risques sociaux <text:span text:style-name="T2">pour les travailleurs et leur famille. La Sécurité sociale est une avancée majeure, posant les bases d’un système de protection universel en France.</text:span></text:p>
          <text:p text:style-name="P4"><text:span text:style-name="Strong_20_Emphasis">2008 :</text:span> Mise en place du RSA (Revenu de solidarité active) pour lutter contre la pauvreté et favoriser la réinsertion dans le monde du travail <text:span text:style-name="T2">pour les foyer les plus pauvres. Le RSA incarne une adaptation de l’état-providence aux défis auxquels le monde fait face aujourd’hui vis à vis de la précarité croissante</text:span></text:p>
        </text:list-header>
      </text:list>
      <text:h text:style-name="P2" text:outline-level="3">Étape 2 : Un système en crise ?</text:h>
      <text:list xml:id="list4135106404" text:style-name="L2">
        <text:list-header>
          <text:p text:style-name="P5"><text:span text:style-name="T9">On parle aujourd’hui de crise de l’état providence car certains de ses principes clés sont remis en question. Le v</text:span>ieillissement de la population augmentant les dépenses sociales (retraites, santé) <text:span text:style-name="T6">couplé à une baisse de la natalité (donc moins d’effectif pour payer les dépense</text:span><text:span text:style-name="T11">s</text:span><text:span text:style-name="T6">) </text:span><text:span text:style-name="T9">entraîne </text:span><text:span text:style-name="T6">des crises, </text:span><text:span text:style-name="T12">de plus </text:span><text:span text:style-name="T10">l</text:span><text:span text:style-name="T6">es dépenses publiques (santé, retraite, chômage) sont souvent jugées trop importantes, surtout dans les périodes de crise économique </text:span><text:span text:style-name="T12">et m</text:span>algré les efforts, des inégalités importantes subsistent, <text:span text:style-name="T11">créant d’autres conflits</text:span>. <text:span text:style-name="T9">Enfin, </text:span>Depuis les années 1980, certains courants politiques <text:span text:style-name="T5">soutiennent</text:span> une réduction du rôle de l’État au profit du marché et d<text:span text:style-name="T6">u secteur</text:span> privé <text:span text:style-name="T11">ce qui va à l’encontre du principe de l’Etat providence. </text:span></text:p>
          <text:p text:style-name="P6"><text:span text:style-name="T12">Les solutions potentielle</text:span><text:span text:style-name="T13">s </text:span><text:span text:style-name="T12">à la crise de l’</text:span><text:span text:style-name="T13">E</text:span><text:span text:style-name="T12">tat providence </text:span><text:span text:style-name="T13">seraient </text:span><text:span text:style-name="T12">une hausse des impots ciblés aux grandes entreprises et aux ménages les plus aisés, </text:span><text:span text:style-name="T13">la lutte contre l’évasion fiscale mais aussi une réduction des coûts de fonctionnement des administrations via la numérisation et la simplification des procédures. L’Etat peut aussi m</text:span><text:span text:style-name="T12">ettre en place des politiques familiales incitant à avoir des enfants (aides financières, congés parentaux) </text:span><text:span text:style-name="T14">tout en allongeant </text:span>la durée de cotisation pour tenir compte de l’augmentation de l’espérance de vie <text:span text:style-name="T14">et pourquoi pas p</text:span>asser d’un système par répartition à un système mixte combinant répartition et capitalisation <text:span text:style-name="T14">ou alors e</text:span>ncourager les retraites complémentaires privées pour réduire la dépendance au système public.</text:p>
        </text:list-header>
      </text:list>
      <text:p text:style-name="P7"><text:tab/><text:tab/></text:p>
      <text:h text:style-name="P2" text:outline-level="3">Étape 3 : Aller plus loin</text:h>
      <text:list xml:id="list449016374" text:style-name="L3">
        <text:list-header>
          <text:p text:style-name="P8">Les réformes actuelles concernent notamment <text:span text:style-name="T7">l</text:span>a réforme des retraites pour <text:span text:style-name="T8">soutenir</text:span> son financement <text:span text:style-name="T7">ainsi que l</text:span>’amélioration des aides sociales pour une meilleure couverture des populations vulnérables <text:span text:style-name="T11">ainsi qu’une </text:span>rédu<text:span text:style-name="T11">ction</text:span> <text:span text:style-name="T11">d</text:span>es fraudes.</text:p>
        </text:list-header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2T19:24:56.371000000</meta:creation-date>
    <dc:date>2025-03-02T23:00:13.664000000</dc:date>
    <meta:editing-duration>PT1H32M55S</meta:editing-duration>
    <meta:editing-cycles>8</meta:editing-cycles>
    <meta:generator>LibreOffice/7.2.4.1$Windows_X86_64 LibreOffice_project/27d75539669ac387bb498e35313b970b7fe9c4f9</meta:generator>
    <meta:print-date>2025-03-02T22:36:05.633000000</meta:print-date>
    <meta:document-statistic meta:table-count="0" meta:image-count="0" meta:object-count="0" meta:page-count="1" meta:paragraph-count="10" meta:word-count="407" meta:character-count="2695" meta:non-whitespace-character-count="2291"/>
  </office:meta>
</office:document-meta>
</file>